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000000050399292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764ee" officeooo:paragraph-rsid="001764e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7.6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2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2307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26pt" fo:font-style="italic" fo:font-weight="bold" officeooo:rsid="009bbc9b" officeooo:paragraph-rsid="009bbc9b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Contents_20_1">
      <style:paragraph-properties>
        <style:tab-stops>
          <style:tab-stop style:position="7.6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428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a18429" officeooo:paragraph-rsid="00a18429"/>
    </style:style>
    <style:style style:name="P12" style:family="paragraph" style:parent-style-name="Heading_20_2">
      <style:text-properties officeooo:paragraph-rsid="00a33ae7"/>
    </style:style>
    <style:style style:name="P13" style:family="paragraph" style:parent-style-name="Heading_20_2">
      <style:paragraph-properties fo:break-before="page"/>
      <style:text-properties officeooo:rsid="00a33ae7" officeooo:paragraph-rsid="00a33ae7"/>
    </style:style>
    <style:style style:name="P14" style:family="paragraph" style:parent-style-name="Standard">
      <style:paragraph-properties fo:text-align="center" style:justify-single-word="false"/>
      <style:text-properties fo:font-size="26pt" fo:font-style="italic" fo:font-weight="bold" officeooo:rsid="009fe4fe" officeooo:paragraph-rsid="009fe4fe" style:font-size-asian="26pt" style:font-style-asian="italic" style:font-weight-asian="bold" style:font-size-complex="26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Text_20_body">
      <style:text-properties officeooo:rsid="00a33ae7" officeooo:paragraph-rsid="00a33ae7"/>
    </style:style>
    <style:style style:name="P17" style:family="paragraph" style:parent-style-name="Text_20_body">
      <style:text-properties fo:font-size="8pt" fo:font-style="italic" fo:font-weight="bold" officeooo:rsid="00a33ae7" officeooo:paragraph-rsid="00a33ae7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ext_20_body">
      <style:text-properties fo:font-size="8pt" fo:font-style="italic" fo:font-weight="bold" officeooo:rsid="00a441ff" officeooo:paragraph-rsid="00a441ff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ext_20_body">
      <style:text-properties officeooo:rsid="00a441ff" officeooo:paragraph-rsid="00a441ff"/>
    </style:style>
    <style:style style:name="T1" style:family="text">
      <style:text-properties officeooo:rsid="00a33ae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BASH HELPER 2026</text:p>
      <text:p text:style-name="P15"/>
      <text:p text:style-name="P15">https://github.com/ILopatenko/bash-helper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8"><text:a xlink:type="simple" xlink:href="#__RefHeading___Toc105_1242272233" text:style-name="Index_20_Link" text:visited-style-name="Index_20_Link">1. Colors<text:tab/>3</text:a></text:p>
          <text:p text:style-name="P9"><text:a xlink:type="simple" xlink:href="#__RefHeading___Toc105_3881889402" text:style-name="Index_20_Link" text:visited-style-name="Index_20_Link">1.1. Implementation<text:tab/>3</text:a></text:p>
          <text:p text:style-name="P9"><text:a xlink:type="simple" xlink:href="#__RefHeading___Toc107_3881889402" text:style-name="Index_20_Link" text:visited-style-name="Index_20_Link">1.2. How to use<text:tab/>4</text:a></text:p>
        </text:index-body>
      </text:table-of-content>
      <text:p text:style-name="P2"/>
      <text:h text:style-name="P11" text:outline-level="1"><text:bookmark-start text:name="__RefHeading___Toc105_1242272233"/>Colors<text:bookmark-end text:name="__RefHeading___Toc105_1242272233"/></text:h>
      <text:h text:style-name="P12" text:outline-level="2"><text:bookmark-start text:name="__RefHeading___Toc105_3881889402"/><text:span text:style-name="T1">Implementation</text:span><text:bookmark-end text:name="__RefHeading___Toc105_3881889402"/></text:h>
      <text:p text:style-name="Text_20_body">The main idea is to implement colorful text/background for output/echo.</text:p>
      <text:p text:style-name="P17">#!/bin/bash</text:p>
      <text:p text:style-name="P17"># COLORS HELPER</text:p>
      <text:p text:style-name="P17"/>
      <text:p text:style-name="P17">dropAllEffects="\e[0m"</text:p>
      <text:p text:style-name="P17"/>
      <text:p text:style-name="P17">#TEXT EFFECTS</text:p>
      <text:p text:style-name="P17">boldTE="\e[1m"</text:p>
      <text:p text:style-name="P17">dimTE="\e[2m"</text:p>
      <text:p text:style-name="P17">italicTE="\e[3m"</text:p>
      <text:p text:style-name="P17">underlinedTE="\e[4m"</text:p>
      <text:p text:style-name="P17">underlined2linesTE="\e[21m"</text:p>
      <text:p text:style-name="P17">upperlinedTE="\e[53m"</text:p>
      <text:p text:style-name="P17">flashingTE="\e[5m"</text:p>
      <text:p text:style-name="P17">invertedBackgroundTE="\e[7m"</text:p>
      <text:p text:style-name="P17">hiddenTE="\e[8m"</text:p>
      <text:p text:style-name="P17">strikethroughTE="\e[9m"</text:p>
      <text:p text:style-name="P17"/>
      <text:p text:style-name="P17">#TEXT COLORS DARK</text:p>
      <text:p text:style-name="P17">blackTCD="\e[30m"</text:p>
      <text:p text:style-name="P17">redTCD="\e[31m"</text:p>
      <text:p text:style-name="P17">greenTCD="\e[32m"</text:p>
      <text:p text:style-name="P17">yellowTCD="\e[33m"</text:p>
      <text:p text:style-name="P17">blueTCD="\e[34m"</text:p>
      <text:p text:style-name="P17">magentaTCD="\e[35m"</text:p>
      <text:p text:style-name="P17">cyanTCD="\e[36m"</text:p>
      <text:p text:style-name="P17">grayTCDalmostWhite="\e[37m"</text:p>
      <text:p text:style-name="P17"/>
      <text:p text:style-name="P17">#TEXT COLORS LIGHT</text:p>
      <text:p text:style-name="P17">blackTCLT="\e[90m"</text:p>
      <text:p text:style-name="P17">redTCLT="\e[91m"</text:p>
      <text:p text:style-name="P17">greenTCLT="\e[92m"</text:p>
      <text:p text:style-name="P17">yellowTCLT="\e[93m"</text:p>
      <text:p text:style-name="P17">blueTCLT="\e[94m"</text:p>
      <text:p text:style-name="P17">magentaTCLT="\e[95m"</text:p>
      <text:p text:style-name="P17">cyanTCLT="\e[96m"</text:p>
      <text:p text:style-name="P17">grayTCLTalmostWhite="\e[97m"</text:p>
      <text:p text:style-name="P17"/>
      <text:p text:style-name="P17">#BACKGROUND COLORS DARK</text:p>
      <text:p text:style-name="P17">blackBGD="\e[40m"</text:p>
      <text:p text:style-name="P17">redBGD="\e[41m"</text:p>
      <text:p text:style-name="P17">greenBGD="\e[42m"</text:p>
      <text:p text:style-name="P17">yellowBGD="\e[43m"</text:p>
      <text:p text:style-name="P17">blueBGD="\e[44m"</text:p>
      <text:p text:style-name="P17">magentaBGD="\e[45m"</text:p>
      <text:p text:style-name="P17">cyanBGD="\e[46m"</text:p>
      <text:p text:style-name="P17">grayBGDalmostWhite="\e[47m"</text:p>
      <text:p text:style-name="P17"/>
      <text:p text:style-name="P17">#BACKGROUND COLORS LIGHT</text:p>
      <text:p text:style-name="P17">blackBGLT="\e[100m"</text:p>
      <text:p text:style-name="P17">redBGLT="\e[101m"</text:p>
      <text:p text:style-name="P17">greenBGLT="\e[102m"</text:p>
      <text:p text:style-name="P17">yellowBGLT="\e[103m"</text:p>
      <text:p text:style-name="P17">blueBGLT="\e[104m"</text:p>
      <text:p text:style-name="P17">magentaBGLT="\e[105m"</text:p>
      <text:p text:style-name="P17">cyanBGLT="\e[106m"</text:p>
      <text:p text:style-name="P17">grayBGLTalmostWhite="\e[107m"</text:p>
      <text:p text:style-name="P17"/>
      <text:p text:style-name="P16"/>
      <text:h text:style-name="P13" text:outline-level="2"><text:bookmark-start text:name="__RefHeading___Toc107_3881889402"/>How to use<text:bookmark-end text:name="__RefHeading___Toc107_3881889402"/></text:h>
      <text:p text:style-name="P16">You just need to import this file to your script:</text:p>
      <text:p text:style-name="P17">source ./_files/colors.sh</text:p>
      <text:p text:style-name="Text_20_body"/>
      <text:p text:style-name="P16">Now you can create a new variable for your custom style:</text:p>
      <text:p text:style-name="P17">testStyle=$boldTE$underlinedTE$yellowTCD$cyanBGD</text:p>
      <text:p text:style-name="Text_20_body"/>
      <text:p text:style-name="P19">Now you can use this custom style for your echo command:</text:p>
      <text:p text:style-name="P18">echo -e $testStyle'Hello'$dropAllEffects</text:p>
      <text:p text:style-name="P18"/>
      <text:p text:style-name="Text_20_body">Here is the result:</text:p>
      <text:p text:style-name="Text_20_body"><draw:frame draw:style-name="fr1" draw:name="Image1" text:anchor-type="paragraph" svg:width="6in" svg:height="0.3402in" draw:z-index="0"><draw:image xlink:href="Pictures/1000000000000590000000503992923A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officeooo:rsid="001d7162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4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2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126in" style:type="center"/>
          <style:tab-stop style:position="7.6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126in" style:type="center"/>
          <style:tab-stop style:position="7.6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752in" fo:margin-bottom="0.1307in" fo:margin-left="0.3126in" fo:margin-right="0.3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1:58:03.481104560</meta:creation-date>
    <dc:date>2025-12-12T14:24:41.735828756</dc:date>
    <meta:editing-duration>PT6H29M25S</meta:editing-duration>
    <meta:editing-cycles>90</meta:editing-cycles>
    <meta:generator>LibreOffice/24.2.7.2$Linux_X86_64 LibreOffice_project/420$Build-2</meta:generator>
    <meta:print-date>2025-12-12T14:24:36.284701843</meta:print-date>
    <meta:printed-by>PDF files</meta:printed-by>
    <meta:document-statistic meta:table-count="0" meta:image-count="1" meta:object-count="0" meta:page-count="4" meta:paragraph-count="68" meta:word-count="140" meta:character-count="1471" meta:non-whitespace-character-count="1402"/>
  </office:meta>
</office:document-meta>
</file>